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 style:writing-mode="rl-tb"/>
      <style:text-properties fo:language="zxx" fo:country="none" officeooo:rsid="0014b58d" officeooo:paragraph-rsid="0014b58d" style:language-asian="zxx" style:country-asian="none" style:language-complex="zxx" style:country-complex="none"/>
    </style:style>
    <style:style style:name="T1" style:family="text">
      <style:text-properties officeooo:rsid="001558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به تعداد فیچر در لایه صفر و به تعداد تارگت در لایه آخر نورون داریم ینی در لایه صفر ۱۵ تا و در لایه آخر ۱ عدد نورون داریم.</text:p>
      <text:p text:style-name="P1">اگر شبکه از نوع فولی کانکتت نتورورک باشد و <text:s/>همه ۱۵ نورون لایه صفرم به همه ی ۱۰۰ نورون لایه اول متصل باشند به تعداد هر شاخه ینی ۱۵۰۰ تا وزن خواهیم داشت که در این بین تعدادی میتوانند برابر با صفر باشند. <text:span text:style-name="T1">از لایه صفر به لایه یک <text:s/>یک بایاس داریم. بین لایه سوم و لایه آخر که همه ۷۵ نورون لایه سوم به یک نورون لایه آخر متصل شوند به تعداد ۷۵ تا وزن خواهیم داشت و همچنان یک بایاس. بین لایه اول با ۱۰۰ نورون و لایه دوم با ۱۵۰ نورون ۱۵۰۰۰ تا وزن و یک بایاس. بین لایه دوم و سوم با ۷۵ نورون ۱۱۲۵۰ تا وزن و یک بایاس خواهیم داشت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2:59:11.555633654</meta:creation-date>
    <dc:date>2022-09-08T13:22:25.071755740</dc:date>
    <meta:editing-duration>PT2M3S</meta:editing-duration>
    <meta:editing-cycles>1</meta:editing-cycles>
    <meta:document-statistic meta:table-count="0" meta:image-count="0" meta:object-count="0" meta:page-count="1" meta:paragraph-count="2" meta:word-count="145" meta:character-count="634" meta:non-whitespace-character-count="489"/>
    <meta:generator>LibreOffice/7.3.5.2$Linux_X86_64 LibreOffice_project/30$Build-2</meta:generator>
  </office:meta>
</office:document-meta>
</file>